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InputImpl.getByte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nputImpl.DOMInputImpl( String publicId , String systemId , String baseSystemId , InputStream byteStream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InputImpl.getString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nputImpl.setStringData( String string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nputImpl.DOMInpu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InputImpl.setPublicId( String public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nputImpl.setCertifiedText( boolean certified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nputImpl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nputImpl.setSystemId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nputImpl.DOMInputImpl( String publicId , String systemId , String base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InputImpl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nputImpl.getCertified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nputImpl.setBaseURI( String bas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nputImpl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nputImpl.setByteStream( InputStream byte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nputImpl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nputImpl.DOMInputImpl( String publicId , String systemId , String baseSystemId , String data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InputImpl.DOMInputImpl( String publicId , String systemId , String baseSystemId , Reader charStream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InputImpl.getBas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nputImpl.setCharacterStream( Reader character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nputImpl.getCharacter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